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900000012FBC2E4E7A20BF0AF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solid" draw:stroke-dash="Dashed_20__28_var_29__20_2" svg:stroke-width="0cm" svg:stroke-color="#3465a4" draw:marker-start="Double_20_Arrow" draw:marker-start-width="0.2cm" draw:marker-start-center="false" draw:marker-end="Double_20_Arrow" draw:marker-end-width="0.2cm" draw:marker-end-center="false" draw:fill="solid" draw:fill-color="#729fcf" draw:textarea-horizontal-align="justify" draw:textarea-vertical-align="middle" draw:auto-grow-height="false" fo:min-height="9.275cm" fo:min-width="7.755cm" fo:padding-top="0.125cm" fo:padding-bottom="0.125cm" fo:padding-left="0.25cm" fo:padding-right="0.25cm" draw:shadow="hidden" draw:shadow-offset-x="0.2cm" draw:shadow-offset-y="0.2cm" draw:shadow-color="#808080"/>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vertical-align="middle" draw:auto-grow-height="false" fo:min-height="4.831cm" fo:min-width="5.851cm"/>
    </style:style>
    <style:style style:name="gr4" style:family="graphic">
      <style:graphic-properties style:protect="size"/>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style>
    <style:style style:name="P3"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8.255cm" svg:height="9.525cm" svg:x="24.13cm" svg:y="3.8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2" draw:layer="layout" svg:width="2.539cm" svg:height="5.344cm" draw:transform="rotate (-3.13670573168421) translate (3.835cm 13.599cm)">
          <draw:image xlink:href="Pictures/10000000000000900000012FBC2E4E7A20BF0AF3.png" xlink:type="simple" xlink:show="embed" xlink:actuate="onLoad" draw:mime-type="image/png">
            <text:p/>
          </draw:image>
        </draw:frame>
        <draw:frame draw:style-name="gr2" draw:text-style-name="P2" draw:layer="layout" svg:width="2.539cm" svg:height="5.344cm" draw:transform="rotate (-3.13670573168421) translate (3.81cm 6.973cm)">
          <draw:image xlink:href="Pictures/10000000000000900000012FBC2E4E7A20BF0AF3.png" xlink:type="simple" xlink:show="embed" xlink:actuate="onLoad" draw:mime-type="image/png">
            <text:p/>
          </draw:image>
        </draw:frame>
        <draw:custom-shape draw:style-name="gr3" draw:text-style-name="P2" draw:layer="layout" svg:width="6.35cm" svg:height="5.08cm" draw:transform="rotate (-1.7865190223414) translate (20.606cm 5.901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 draw:text-style-name="P2" draw:layer="layout" svg:width="6.35cm" svg:height="5.08cm" draw:transform="rotate (1.3533283019964) translate (14.709cm 6.15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4"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Double_20_Arrow" draw:display-name="Double Arrow" svg:viewBox="0 0 1131 1918" svg:d="M737 1131h394l-564-1131-567 1131h398l-398 787h1131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cm" svg:stroke-color="#3465a4" draw:marker-start="Arrowheads_20_5" draw:marker-start-width="0.2cm" draw:marker-start-center="false" draw:marker-end="Arrowheads_20_6"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19T16:23:51.232872711</meta:creation-date>
    <dc:date>2022-08-19T16:52:12.601398684</dc:date>
    <meta:editing-duration>PT8M</meta:editing-duration>
    <meta:editing-cycles>1</meta:editing-cycles>
    <meta:document-statistic meta:object-count="28"/>
    <meta:generator>LibreOffice/7.0.4.2$Linux_X86_64 LibreOffice_project/00$Build-2</meta:generator>
  </office:meta>
</office:document-meta>
</file>